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9.43mm"/>
    </style:style>
    <style:style style:name="co15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6.35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7.14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0.05mm"/>
    </style:style>
    <style:style style:name="co11" style:family="table-column">
      <style:table-column-properties fo:break-before="auto" style:column-width="8.47mm"/>
    </style:style>
    <style:style style:name="co12" style:family="table-column">
      <style:table-column-properties fo:break-before="auto" style:column-width="7.67mm"/>
    </style:style>
    <style:style style:name="co13" style:family="table-column">
      <style:table-column-properties fo:break-before="auto" style:column-width="8.2mm"/>
    </style:style>
    <style:style style:name="co14" style:family="table-column">
      <style:table-column-properties fo:break-before="auto" style:column-width="9mm"/>
    </style:style>
    <style:style style:name="co18" style:family="table-column">
      <style:table-column-properties fo:break-before="auto" style:column-width="10.32mm"/>
    </style:style>
    <style:style style:name="co19" style:family="table-column">
      <style:table-column-properties fo:break-before="auto" style:column-width="85.73mm"/>
    </style:style>
    <style:style style:name="co20" style:family="table-column">
      <style:table-column-properties fo:break-before="auto" style:column-width="21.7mm"/>
    </style:style>
    <style:style style:name="ro11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5.19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6" style:family="table-cell" style:parent-style-name="Default" style:data-style-name="N0"/>
    <style:style style:name="ce72" style:family="table-cell" style:parent-style-name="Default" style:data-style-name="N0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74" style:family="table-cell" style:parent-style-name="Default" style:data-style-name="N0">
      <style:text-properties style:font-name="Calibri" fo:font-size="14pt" style:font-name-asian="Calibri" style:font-size-asian="14pt" style:font-name-complex="Calibri" style:font-size-complex="14pt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alibri" fo:font-size="14pt" style:font-name-asian="Calibri" style:font-size-asian="14pt" style:font-name-complex="Calibri" style:font-size-complex="14pt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2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ext-properties fo:color="#2a6099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5983b0" style:vertical-align="automatic"/>
      <style:paragraph-properties fo:text-align="center"/>
      <style:text-properties fo:color="#2a6099" style:font-name="Verdana" style:font-name-asian="Verdana" style:font-name-complex="Verdana"/>
    </style:style>
    <style:style style:name="ce58" style:family="table-cell" style:parent-style-name="Default" style:data-style-name="N0">
      <style:table-cell-properties fo:border-bottom="0.06pt solid #5983b0" fo:background-color="#ffff00" style:text-align-source="fix" style:repeat-content="false" fo:wrap-option="wrap" fo:border-left="none" fo:border-right="0.06pt solid #5983b0" fo:border-top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55" style:family="table-cell" style:parent-style-name="Neutral" style:data-style-name="N0">
      <style:table-cell-properties fo:background-color="#ffffff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style:font-name-asian="Verdana" style:font-name-complex="Verdana"/>
    </style:style>
    <style:style style:name="ce52" style:family="table-cell" style:parent-style-name="Neutral" style:data-style-name="N0">
      <style:table-cell-properties fo:background-color="#ffff00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53" style:family="table-cell" style:parent-style-name="Default" style:data-style-name="N0">
      <style:table-cell-properties fo:background-color="#ffff00" style:text-align-source="fix" style:repeat-content="false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4" style:family="table-cell" style:parent-style-name="Default" style:data-style-name="N0">
      <style:table-cell-properties fo:background-color="transparent" fo:border="0.06pt solid #5983b0"/>
      <style:text-properties fo:color="#2a6099" style:font-name="Verdana" style:font-name-asian="Verdana" style:font-name-complex="Verdana"/>
    </style:style>
    <style:style style:name="ce54" style:family="table-cell" style:parent-style-name="Neutral" style:data-style-name="N0">
      <style:table-cell-properties fo:background-color="#ec9ba4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60" style:family="table-cell" style:parent-style-name="Default" style:data-style-name="N0">
      <style:table-cell-properties fo:background-color="#ffffff" fo:border="0.06pt solid #5983b0"/>
      <style:text-properties fo:color="#2a6099" style:font-name="Verdana" style:font-name-asian="Verdana" style:font-name-complex="Verdana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66" style:family="table-cell" style:parent-style-name="Default" style:data-style-name="N0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68" style:family="table-cell" style:parent-style-name="Default" style:data-style-name="N0">
      <style:text-properties style:font-name="Calibri" fo:font-size="14pt" style:font-name-asian="Calibri" style:font-size-asian="14pt" style:font-name-complex="Calibri" style:font-size-complex="14pt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alibri" fo:font-size="14pt" style:font-name-asian="Calibri" style:font-size-asian="14pt" style:font-name-complex="Calibri" style:font-size-complex="14pt"/>
    </style:style>
  </office:automatic-styles>
  <office:body>
    <office:spreadsheet>
      <table:calculation-settings table:case-sensitive="false" table:search-criteria-must-apply-to-whole-cell="false"/>
      <table:table table:name="CRONOGRAMA" table:style-name="ta3"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1" table:default-cell-style-name="ce20"/>
        <table:table-column table:style-name="co12" table:visibility="collapse" table:default-cell-style-name="ce20"/>
        <table:table-column table:style-name="co13" table:visibility="collapse" table:default-cell-style-name="ce20"/>
        <table:table-column table:style-name="co11" table:visibility="collapse" table:default-cell-style-name="ce20"/>
        <table:table-column table:style-name="co14" table:visibility="collapse" table:default-cell-style-name="ce20"/>
        <table:table-column table:style-name="co18" table:visibility="collapse" table:default-cell-style-name="ce20"/>
        <table:table-column table:style-name="co19" table:default-cell-style-name="ce20"/>
        <table:table-column table:style-name="co20" table:number-columns-repeated="993" table:default-cell-style-name="ce20"/>
        <table:table-column table:style-name="co15" table:default-cell-style-name="ce20"/>
        <table:table-row table:style-name="ro3">
          <table:table-cell table:number-columns-repeated="2"/>
          <table:table-cell table:style-name="ce2" office:value-type="string" calcext:value-type="string">
            <text:p>CRONOGRAMA DE ACTIVIDADES</text:p>
          </table:table-cell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4"/>
          <table:table-cell table:style-name="ce5"/>
          <table:table-cell table:style-name="ce36" office:value-type="string" calcext:value-type="string" table:number-columns-spanned="1" table:number-rows-spanned="3">
            <text:p>ACTIVIDADES</text:p>
          </table:table-cell>
          <table:table-cell table:style-name="ce36" office:value-type="string" calcext:value-type="string" table:number-columns-spanned="6" table:number-rows-spanned="2">
            <text:p>RECURSOS</text:p>
          </table:table-cell>
          <table:covered-table-cell table:number-columns-repeated="5"/>
          <table:table-cell table:style-name="ce27" office:value-type="string" calcext:value-type="string" table:number-columns-spanned="20" table:number-rows-spanned="1">
            <text:p>SEMANAS</text:p>
          </table:table-cell>
          <table:covered-table-cell table:number-columns-repeated="19"/>
          <table:table-cell table:style-name="ce6" office:value-type="string" calcext:value-type="string">
            <text:p>NOTAS</text:p>
          </table:table-cell>
          <table:table-cell table:number-columns-repeated="994"/>
        </table:table-row>
        <table:table-row table:style-name="ro4">
          <table:table-cell table:style-name="ce7"/>
          <table:table-cell table:style-name="ce8"/>
          <table:covered-table-cell table:number-columns-repeated="7"/>
          <table:table-cell table:style-name="ce28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4">
          <table:table-cell table:number-columns-repeated="2"/>
          <table:covered-table-cell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13" table:number-columns-repeated="7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2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55" table:number-columns-repeated="2"/>
          <table:table-cell table:style-name="ce13"/>
          <table:table-cell table:style-name="ce16"/>
          <table:table-cell table:style-name="ce14" table:number-columns-repeated="8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3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55" table:number-columns-repeated="2"/>
          <table:table-cell table:style-name="ce13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4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8" table:number-columns-repeated="3"/>
          <table:table-cell table:style-name="ce55" table:number-columns-repeated="2"/>
          <table:table-cell table:style-name="ce13" table:number-columns-repeated="5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5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8" table:number-columns-repeated="3"/>
          <table:table-cell table:style-name="ce55" table:number-columns-repeated="2"/>
          <table:table-cell table:style-name="ce13" table:number-columns-repeated="2"/>
          <table:table-cell table:style-name="ce16" table:number-columns-repeated="3"/>
          <table:table-cell table:style-name="ce14" table:number-columns-repeated="3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6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8" table:number-columns-repeated="3"/>
          <table:table-cell table:style-name="ce16" table:number-columns-repeated="4"/>
          <table:table-cell table:style-name="ce13" table:number-columns-repeated="5"/>
          <table:table-cell table:style-name="ce14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7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8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6">
          <table:table-cell table:number-columns-repeated="2"/>
          <table:table-cell table:style-name="ce10" office:value-type="string" calcext:value-type="string">
            <text:p>R 8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8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9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table:number-columns-repeated="5"/>
          <table:table-cell table:style-name="ce52" table:number-columns-repeated="4"/>
          <table:table-cell table:style-name="ce55" table:number-columns-repeated="6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0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table:number-columns-repeated="5"/>
          <table:table-cell table:style-name="ce52" table:number-columns-repeated="5"/>
          <table:table-cell table:style-name="ce55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1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table:number-columns-repeated="5"/>
          <table:table-cell table:style-name="ce55" table:number-columns-repeated="5"/>
          <table:table-cell table:style-name="ce54" table:number-columns-repeated="3"/>
          <table:table-cell table:style-name="ce55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2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13"/>
          <table:table-cell table:style-name="ce54" table:number-columns-repeated="3"/>
          <table:table-cell table:style-name="ce55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3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style-name="ce13" table:number-columns-repeated="5"/>
          <table:table-cell table:style-name="ce52" table:number-columns-repeated="5"/>
          <table:table-cell table:style-name="ce55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4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18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13" table:number-columns-repeated="5"/>
          <table:table-cell table:style-name="ce55" table:number-columns-repeated="5"/>
          <table:table-cell table:style-name="ce5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5</text:p>
          </table:table-cell>
          <table:table-cell table:style-name="ce11"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x </text:p>
          </table:table-cell>
          <table:table-cell table:style-name="ce11" table:number-columns-repeated="3"/>
          <table:table-cell table:style-name="ce13" table:number-columns-repeated="5"/>
          <table:table-cell table:style-name="ce53" table:number-columns-repeated="5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6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table:number-columns-repeated="5"/>
          <table:table-cell table:style-name="ce53" table:number-columns-repeated="4"/>
          <table:table-cell table:style-name="ce14" table:number-columns-repeated="6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7" table:number-rows-repeated="5">
          <table:table-cell table:number-columns-repeated="9"/>
          <table:table-cell table:style-name="ce22" table:number-columns-repeated="6"/>
          <table:table-cell table:style-name="ce23"/>
          <table:table-cell table:number-columns-repeated="1008"/>
        </table:table-row>
        <table:table-row table:style-name="ro7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8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7" table:number-rows-repeated="6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7" table:number-rows-repeated="2">
          <table:table-cell table:style-name="ce22" table:number-columns-repeated="2"/>
          <table:table-cell table:number-columns-repeated="7"/>
          <table:table-cell table:style-name="ce24" table:number-columns-repeated="6"/>
          <table:table-cell table:number-columns-repeated="1009"/>
        </table:table-row>
        <table:table-row table:style-name="ro9">
          <table:table-cell table:style-name="ce24" table:number-columns-repeated="2"/>
          <table:table-cell table:style-name="ce25" table:number-columns-repeated="7"/>
          <table:table-cell table:style-name="ce24" table:number-columns-repeated="6"/>
          <table:table-cell table:number-columns-repeated="1009"/>
        </table:table-row>
        <table:table-row table:style-name="ro7" table:number-rows-repeated="67">
          <table:table-cell table:style-name="ce24" table:number-columns-repeated="15"/>
          <table:table-cell table:number-columns-repeated="1009"/>
        </table:table-row>
        <table:table-row table:style-name="ro12" table:number-rows-repeated="65430">
          <table:table-cell table:number-columns-repeated="1024"/>
        </table:table-row>
        <table:table-row table:style-name="ro10" table:number-rows-repeated="983040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RECURSOS" table:style-name="ta2">
        <table:table-column table:style-name="co16" table:default-cell-style-name="ce20"/>
        <table:table-column table:style-name="co17" table:default-cell-style-name="ce20"/>
        <table:table-column table:style-name="co15" table:number-columns-repeated="1022" table:default-cell-style-name="ce20"/>
        <table:table-row table:style-name="ro11">
          <table:table-cell table:style-name="ce66" office:value-type="string" calcext:value-type="string">
            <text:p>IDENTIFICACIÓN DE RECURSOS</text:p>
          </table:table-cell>
          <table:table-cell table:style-name="ce68"/>
          <table:table-cell table:number-columns-repeated="1022"/>
        </table:table-row>
        <table:table-row table:style-name="ro11">
          <table:table-cell table:style-name="ce67" office:value-type="string" calcext:value-type="string">
            <text:p>F</text:p>
          </table:table-cell>
          <table:table-cell table:style-name="ce69" office:value-type="string" calcext:value-type="string">
            <text:p>Félix Estaún</text:p>
          </table:table-cell>
          <table:table-cell table:number-columns-repeated="1022"/>
        </table:table-row>
        <table:table-row table:style-name="ro11">
          <table:table-cell table:style-name="ce67" office:value-type="string" calcext:value-type="string">
            <text:p>G</text:p>
          </table:table-cell>
          <table:table-cell table:style-name="ce69" office:value-type="string" calcext:value-type="string">
            <text:p>Gonzalo Roldán</text:p>
          </table:table-cell>
          <table:table-cell table:number-columns-repeated="1022"/>
        </table:table-row>
        <table:table-row table:style-name="ro11">
          <table:table-cell table:style-name="ce67" office:value-type="string" calcext:value-type="string">
            <text:p>C</text:p>
          </table:table-cell>
          <table:table-cell table:style-name="ce69" office:value-type="string" calcext:value-type="string">
            <text:p>César Ramírez</text:p>
          </table:table-cell>
          <table:table-cell table:number-columns-repeated="1022"/>
        </table:table-row>
        <table:table-row table:style-name="ro11">
          <table:table-cell table:style-name="ce67" office:value-type="string" calcext:value-type="string">
            <text:p>M</text:p>
          </table:table-cell>
          <table:table-cell table:style-name="ce69" office:value-type="string" calcext:value-type="string">
            <text:p>Martín Sánchez</text:p>
          </table:table-cell>
          <table:table-cell table:number-columns-repeated="1022"/>
        </table:table-row>
        <table:table-row table:style-name="ro10" table:number-rows-repeated="1048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Buena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eb9c"/>
      <style:text-properties fo:color="#9c6500"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57:33.7814602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19-12-16T20:01:15.091255897</dc:date>
    <meta:print-date>2006-08-15T01:27:24Z</meta:print-date>
    <meta:editing-cycles>28</meta:editing-cycles>
    <meta:editing-duration>PT1H52M31S</meta:editing-duration>
    <meta:document-statistic meta:table-count="2" meta:cell-count="90" meta:object-count="0"/>
  </office:meta>
</office:document-meta>
</file>